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5cm" style:rel-width="50%" fo:margin-left="0cm" fo:margin-top="0cm" fo:margin-bottom="0cm" table:align="left" style:writing-mode="lr-tb"/>
    </style:style>
    <style:style style:name="Tabla1.A" style:family="table-column">
      <style:table-column-properties style:column-width="7.5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paragraph-rsid="0011ed2c"/>
    </style:style>
    <style:style style:name="P2" style:family="paragraph" style:parent-style-name="Standard">
      <style:paragraph-properties fo:margin-top="0.494cm" fo:margin-bottom="0.494cm" loext:contextual-spacing="false"/>
      <style:text-properties officeooo:paragraph-rsid="0011ed2c"/>
    </style:style>
    <style:style style:name="P3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/>
      <style:text-properties fo:color="#000000" style:font-name="Century Schoolbook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4" style:family="paragraph" style:parent-style-name="Standard">
      <style:paragraph-properties fo:margin-top="0cm" fo:margin-bottom="0.494cm" loext:contextual-spacing="false"/>
      <style:text-properties fo:color="#000000" style:font-name="Century Schoolbook" style:text-underline-style="solid" style:text-underline-width="auto" style:text-underline-color="font-color" officeooo:paragraph-rsid="00153db0" style:font-name-complex="Arial"/>
    </style:style>
    <style:style style:name="P5" style:family="paragraph" style:parent-style-name="Standard">
      <style:paragraph-properties fo:margin-top="0cm" fo:margin-bottom="0.494cm" loext:contextual-spacing="false"/>
      <style:text-properties officeooo:rsid="00153db0" officeooo:paragraph-rsid="00153db0"/>
    </style:style>
    <style:style style:name="P6" style:family="paragraph" style:parent-style-name="Standard">
      <style:paragraph-properties fo:margin-top="0.494cm" fo:margin-bottom="0.494cm" loext:contextual-spacing="false"/>
      <style:text-properties fo:color="#000000" style:font-name="Century Schoolbook" style:text-underline-style="solid" style:text-underline-width="auto" style:text-underline-color="font-color" style:font-name-complex="Arial"/>
    </style:style>
    <style:style style:name="P7" style:family="paragraph" style:parent-style-name="Standard">
      <style:paragraph-properties fo:margin-top="0.494cm" fo:margin-bottom="0.494cm" loext:contextual-spacing="false"/>
      <style:text-properties fo:color="#000000" style:font-name="Century Schoolbook" style:text-underline-style="solid" style:text-underline-width="auto" style:text-underline-color="font-color" officeooo:paragraph-rsid="00153db0" style:font-name-complex="Arial"/>
    </style:style>
    <style:style style:name="P8" style:family="paragraph" style:parent-style-name="Standard">
      <style:paragraph-properties fo:margin-top="0.494cm" fo:margin-bottom="0.494cm" loext:contextual-spacing="false"/>
      <style:text-properties officeooo:paragraph-rsid="00153db0"/>
    </style:style>
    <style:style style:name="P9" style:family="paragraph" style:parent-style-name="Standard">
      <style:paragraph-properties fo:margin-top="0.494cm" fo:margin-bottom="0.494cm" loext:contextual-spacing="false" fo:line-height="100%"/>
      <style:text-properties officeooo:paragraph-rsid="00153db0"/>
    </style:style>
    <style:style style:name="P10" style:family="paragraph" style:parent-style-name="Standard">
      <style:paragraph-properties fo:margin-top="0.494cm" fo:margin-bottom="0.494cm" loext:contextual-spacing="false" fo:line-height="100%" fo:text-align="justify" style:justify-single-word="false"/>
      <style:text-properties officeooo:paragraph-rsid="00153db0"/>
    </style:style>
    <style:style style:name="P11" style:family="paragraph" style:parent-style-name="Standard">
      <style:paragraph-properties fo:margin-top="0.494cm" fo:margin-bottom="0cm" loext:contextual-spacing="false"/>
      <style:text-properties fo:color="#000000" style:font-name="Century Schoolbook" style:text-underline-style="none" officeooo:paragraph-rsid="00153db0" style:font-name-complex="Arial"/>
    </style:style>
    <style:style style:name="T1" style:family="text">
      <style:text-properties fo:color="#000000" style:font-name="Century Schoolbook" style:font-name-complex="Arial"/>
    </style:style>
    <style:style style:name="T2" style:family="text">
      <style:text-properties fo:color="#000000" style:font-name="Century Schoolbook" officeooo:rsid="000989c2" style:font-name-complex="Arial"/>
    </style:style>
    <style:style style:name="T3" style:family="text">
      <style:text-properties fo:color="#000000" style:font-name="Century Schoolbook" officeooo:rsid="000c2ae1" style:font-name-complex="Arial"/>
    </style:style>
    <style:style style:name="T4" style:family="text">
      <style:text-properties fo:color="#000000" style:font-name="Century Schoolbook" officeooo:rsid="000d8fe5" style:font-name-complex="Arial"/>
    </style:style>
    <style:style style:name="T5" style:family="text">
      <style:text-properties fo:color="#000000" style:font-name="Century Schoolbook" officeooo:rsid="000fa0da" style:font-name-complex="Arial"/>
    </style:style>
    <style:style style:name="T6" style:family="text">
      <style:text-properties fo:color="#000000" style:font-name="Century Schoolbook" officeooo:rsid="00109da9" style:font-name-complex="Arial"/>
    </style:style>
    <style:style style:name="T7" style:family="text">
      <style:text-properties fo:color="#000000" style:font-name="Century Schoolbook" officeooo:rsid="0010d0fa" style:font-name-complex="Arial"/>
    </style:style>
    <style:style style:name="T8" style:family="text">
      <style:text-properties fo:color="#000000" style:font-name="Century Schoolbook" officeooo:rsid="0011ed2c" style:font-name-complex="Arial"/>
    </style:style>
    <style:style style:name="T9" style:family="text">
      <style:text-properties fo:color="#000000" style:font-name="Century Schoolbook" officeooo:rsid="00153db0" style:font-name-complex="Arial"/>
    </style:style>
    <style:style style:name="T10" style:family="text">
      <style:text-properties fo:color="#000000" style:font-name="Century Schoolbook" style:text-underline-style="none" officeooo:rsid="0009b312" style:font-name-complex="Arial"/>
    </style:style>
    <style:style style:name="T11" style:family="text">
      <style:text-properties fo:color="#000000" style:text-position="sub 58%" style:font-name="Century Schoolbook" style:font-name-complex="Arial"/>
    </style:style>
    <style:style style:name="T12" style:family="text">
      <style:text-properties fo:color="#000000" style:text-position="sub 58%" style:font-name="Century Schoolbook" officeooo:rsid="000989c2" style:font-name-complex="Arial"/>
    </style:style>
    <style:style style:name="T13" style:family="text">
      <style:text-properties fo:color="#000000" style:text-position="sub 58%" style:font-name="Century Schoolbook" officeooo:rsid="0011ed2c" style:font-name-complex="Arial"/>
    </style:style>
    <style:style style:name="T14" style:family="text">
      <style:text-properties fo:color="#000000" style:text-position="sub 58%" style:font-name="Century Schoolbook" officeooo:rsid="0010d0fa" style:font-name-complex="Arial"/>
    </style:style>
    <style:style style:name="T15" style:family="text">
      <style:text-properties fo:color="#000000" style:text-position="sub 58%" style:font-name="Century Schoolbook" officeooo:rsid="00109da9" style:font-name-complex="Arial"/>
    </style:style>
    <style:style style:name="T16" style:family="text">
      <style:text-properties fo:color="#000000" style:text-position="sub 58%" style:font-name="Century Schoolbook" officeooo:rsid="000d8fe5" style:font-name-complex="Arial"/>
    </style:style>
    <style:style style:name="T17" style:family="text">
      <style:text-properties fo:color="#000000" style:text-position="sub 58%" style:font-name="Century Schoolbook" officeooo:rsid="000c2ae1" style:font-name-complex="Arial"/>
    </style:style>
    <style:style style:name="T18" style:family="text">
      <style:text-properties fo:color="#000000" style:text-position="sub 58%" style:font-name="Century Schoolbook" style:text-underline-style="none" officeooo:rsid="0009b312" style:font-name-complex="Arial"/>
    </style:style>
    <style:style style:name="T19" style:family="text">
      <style:text-properties fo:color="#000000" style:text-position="sub 58%" style:font-name="Century Schoolbook" style:text-underline-style="none" officeooo:rsid="000d8fe5" style:font-name-complex="Arial"/>
    </style:style>
    <style:style style:name="T20" style:family="text">
      <style:text-properties fo:color="#000000" style:text-position="sub 58%" style:font-name="Century Schoolbook" style:text-underline-style="none" officeooo:rsid="000fa0da" style:font-name-complex="Arial"/>
    </style:style>
    <style:style style:name="T21" style:family="text">
      <style:text-properties fo:color="#000000" style:text-position="0% 100%" style:font-name="Century Schoolbook" officeooo:rsid="000b166a" style:font-name-complex="Arial"/>
    </style:style>
    <style:style style:name="T22" style:family="text">
      <style:text-properties fo:color="#000000" style:text-position="0% 100%" style:font-name="Century Schoolbook" officeooo:rsid="000989c2" style:font-name-complex="Arial"/>
    </style:style>
    <style:style style:name="T23" style:family="text">
      <style:text-properties fo:color="#000000" style:text-position="0% 100%" style:font-name="Century Schoolbook" officeooo:rsid="000c2ae1" style:font-name-complex="Arial"/>
    </style:style>
    <style:style style:name="T24" style:family="text">
      <style:text-properties fo:color="#000000" style:text-position="0% 100%" style:font-name="Century Schoolbook" style:text-underline-style="none" officeooo:rsid="0009b312" style:font-name-complex="Arial"/>
    </style:style>
    <style:style style:name="T25" style:family="text">
      <style:text-properties fo:color="#000000" style:text-position="0% 100%" style:font-name="Century Schoolbook" style:text-underline-style="none" officeooo:rsid="000d8fe5" style:font-name-complex="Arial"/>
    </style:style>
    <style:style style:name="T26" style:family="text">
      <style:text-properties fo:color="#000000" style:text-position="0% 100%" style:font-name="Century Schoolbook" style:text-underline-style="none" officeooo:rsid="000fa0da" style:font-name-complex="Arial"/>
    </style:style>
    <style:style style:name="T27" style:family="text">
      <style:text-properties officeooo:rsid="000fa0da"/>
    </style:style>
    <style:style style:name="T28" style:family="text">
      <style:text-properties style:text-position="sub 58%"/>
    </style:style>
    <style:style style:name="T29" style:family="text">
      <style:text-properties style:text-position="sub 58%" officeooo:rsid="000fa0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S PROPUESTOS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<text:span text:style-name="T9"/></text:p>
          </table:table-cell>
        </table:table-row>
      </table:table>
      <text:p text:style-name="P4">1. Para pasar de binario a decimal</text:p>
      <text:p text:style-name="P8"><text:span text:style-name="T1">a) 11001</text:span><text:span text:style-name="T11">2<text:tab/><text:tab/></text:span><text:span text:style-name="T2">25</text:span><text:span text:style-name="T14">10</text:span><text:span text:style-name="T11"><text:line-break/></text:span><text:span text:style-name="T1">b) 1011011011</text:span><text:span text:style-name="T11">2<text:tab/></text:span><text:span text:style-name="T21">731</text:span><text:span text:style-name="T14">10</text:span></text:p>
      <text:p text:style-name="P7">2. Para pasar de decimal a binario</text:p>
      <text:p text:style-name="P10"><text:span text:style-name="T1">a) 869</text:span><text:span text:style-name="T11">10<text:tab/><text:tab/></text:span><text:span text:style-name="T2">1101100101</text:span><text:span text:style-name="T12">2</text:span><text:span text:style-name="T22"><text:line-break/>b)</text:span><text:span text:style-name="T12"> </text:span><text:span text:style-name="T22">8426</text:span><text:span text:style-name="T12">10</text:span><text:span text:style-name="T22"><text:tab/><text:tab/></text:span><text:span text:style-name="T24">10000011101010</text:span><text:span text:style-name="T18">2</text:span></text:p>
      <text:p text:style-name="P7">3. Para pasar de binario a octal</text:p>
      <text:p text:style-name="P9"><text:span text:style-name="T1">a) 111 010 101</text:span><text:span text:style-name="T11">2<text:tab/></text:span><text:span text:style-name="T3">725</text:span><text:span text:style-name="T17">8</text:span><text:span text:style-name="T1"><text:line-break/>b) </text:span><text:span text:style-name="T3">0</text:span><text:span text:style-name="T1">11 011, 01</text:span><text:span text:style-name="T3">0</text:span><text:span text:style-name="T11">2<text:tab/></text:span><text:span text:style-name="T3">33,2</text:span><text:span text:style-name="T11">8</text:span></text:p>
      <text:p text:style-name="P7">4. Para pasar de octal a binario</text:p>
      <text:p text:style-name="P8"><text:span text:style-name="T1">a) 2066</text:span><text:span text:style-name="T11">8<text:tab/><text:tab/></text:span><text:span text:style-name="T4">010 000 110 110</text:span><text:span text:style-name="T16">2</text:span><text:span text:style-name="T19"><text:line-break/></text:span><text:span text:style-name="T25">b) </text:span><text:span text:style-name="T26">14276</text:span><text:span text:style-name="T20">8<text:tab/><text:tab/></text:span><text:span text:style-name="T25">001 100 010 111 110</text:span><text:span text:style-name="T19">2</text:span></text:p>
      <text:p text:style-name="P7">5. Para pasar de binario a hexadecimal</text:p>
      <text:p text:style-name="P11">a) <text:span text:style-name="T27">000</text:span>1 1000 1000<text:span text:style-name="T28">2<text:tab/></text:span><text:span text:style-name="T27">188</text:span><text:span text:style-name="T29">16</text:span><text:line-break/>b) <text:span text:style-name="T27">00</text:span>10 0010,110<text:span text:style-name="T27">0</text:span><text:span text:style-name="T28">2<text:tab/></text:span><text:span text:style-name="T27">22,c</text:span><text:span text:style-name="T29">16</text:span></text:p>
      <text:p text:style-name="P6">6. Para pasar de hexadecimal a binario</text:p>
      <text:p text:style-name="P2"><text:span text:style-name="T1">a) 86BF</text:span><text:span text:style-name="T11">16<text:tab/><text:tab/></text:span><text:span text:style-name="T6">1000 0110 1100 1111</text:span><text:span text:style-name="T15">2</text:span><text:span text:style-name="T1"><text:line-break/>b) 2D5E</text:span><text:span text:style-name="T11">16<text:tab/><text:tab/></text:span><text:span text:style-name="T6">0010 1101 0101 1110</text:span><text:span text:style-name="T15">2</text:span></text:p>
      <text:p text:style-name="P6">7. Para pasar de octal a decimal</text:p>
      <text:p text:style-name="P2"><text:span text:style-name="T1">a) 106<text:tab/><text:tab/><text:tab/></text:span><text:span text:style-name="T7">70</text:span><text:span text:style-name="T14">10</text:span><text:span text:style-name="T1"><text:line-break/>b) 742</text:span><text:span text:style-name="T11">8<text:tab/><text:tab/><text:tab/></text:span><text:span text:style-name="T7">482</text:span><text:span text:style-name="T14">10</text:span></text:p>
      <text:p text:style-name="P6">8. Para pasar de decimal a octal:</text:p>
      <text:p text:style-name="P1"><text:span text:style-name="T1">a) 236</text:span><text:span text:style-name="T11">10<text:tab/><text:tab/></text:span><text:span text:style-name="T8">354</text:span><text:span text:style-name="T13">8</text:span><text:span text:style-name="T1"><text:line-break/>b) 52746</text:span><text:span text:style-name="T11">10<text:tab/><text:tab/></text:span><text:span text:style-name="T8">147012</text:span><text:span text:style-name="T11">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ANTONIO GUTIERREZ BEATO</meta:initial-creator>
    <meta:editing-cycles>15</meta:editing-cycles>
    <meta:creation-date>2020-10-07T21:17:00</meta:creation-date>
    <dc:date>2021-09-18T10:55:09.147000000</dc:date>
    <meta:editing-duration>PT1H45M44S</meta:editing-duration>
    <meta:generator>LibreOffice/6.2.0.3$Windows_X86_64 LibreOffice_project/98c6a8a1c6c7b144ce3cc729e34964b47ce25d62</meta:generator>
    <meta:document-statistic meta:table-count="1" meta:image-count="0" meta:object-count="0" meta:page-count="1" meta:paragraph-count="17" meta:word-count="126" meta:character-count="655" meta:non-whitespace-character-count="5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